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ize="10pt" style:font-size-asian="10pt" style:font-size-complex="10pt"/>
    </style:style>
    <style:style style:name="P3" style:family="paragraph" style:parent-style-name="Standard" style:list-style-name="WW8Num2">
      <style:text-properties style:font-name="Liberation Sans" fo:font-size="10pt" style:font-size-asian="10pt" style:font-size-complex="10pt"/>
    </style:style>
    <style:style style:name="P4" style:family="paragraph" style:parent-style-name="Standard" style:list-style-name="WW8Num3">
      <style:text-properties style:font-name="Liberation Sans" fo:font-size="10pt" style:font-size-asian="10pt" style:font-size-complex="10pt"/>
    </style:style>
    <style:style style:name="P5" style:family="paragraph" style:parent-style-name="Standard" style:list-style-name="WW8Num4">
      <style:text-properties style:font-name="Liberation Sans" fo:font-size="10pt" style:font-size-asian="10pt" style:font-size-complex="10pt"/>
    </style:style>
    <style:style style:name="P6" style:family="paragraph" style:parent-style-name="Standard">
      <style:text-properties style:font-name="Liberation Sans" fo:font-size="10pt" fo:font-weight="bold" style:font-size-asian="10pt" style:font-weight-asian="bold" style:font-size-complex="10pt"/>
    </style:style>
    <style:style style:name="P7" style:family="paragraph" style:parent-style-name="Standard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WW8Num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Liberation Sans" fo:font-size="10.5pt" style:font-size-asian="10.5pt" style:font-size-complex="10.5pt"/>
    </style:style>
    <style:style style:name="P11" style:family="paragraph" style:parent-style-name="Standard" style:list-style-name="WW8Num1">
      <style:text-properties style:font-name="Liberation Sans" fo:font-size="10.5pt" style:font-size-asian="10.5pt" style:font-size-complex="10.5pt"/>
    </style:style>
    <style:style style:name="P12" style:family="paragraph" style:parent-style-name="Standard">
      <style:text-properties style:font-name="Liberation Sans" fo:font-weight="bold" style:font-weight-asian="bold" style:font-weight-complex="bold"/>
    </style:style>
    <style:style style:name="P13" style:family="paragraph" style:parent-style-name="Standard" style:list-style-name="WW8Num5"/>
    <style:style style:name="P14" style:family="paragraph" style:parent-style-name="Standard" style:master-page-name="Standard">
      <style:paragraph-properties style:page-number="auto">
        <style:tab-stops>
          <style:tab-stop style:position="2.9646in"/>
          <style:tab-stop style:position="4.7437in"/>
        </style:tab-stops>
      </style:paragraph-properties>
      <style:text-properties style:font-name="Verdana" fo:font-size="20pt" fo:font-weight="bold" style:font-size-asian="20pt" style:font-weight-asian="bold" style:font-size-complex="20pt"/>
    </style:style>
    <style:style style:name="P15" style:family="paragraph" style:parent-style-name="HTML_20_Preformatted" style:list-style-name="WW8Num5"/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size="10.5pt" fo:font-weight="bold" style:font-size-asian="10.5pt" style:font-weight-asian="bold" style:font-size-complex="10.5pt"/>
    </style:style>
    <style:style style:name="T4" style:family="tex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Liberation Sans" fo:font-size="10.5pt" style:font-size-asian="10.5pt" style:font-size-complex="10.5pt"/>
    </style:style>
    <style:style style:name="T6" style:family="text">
      <style:text-properties style:font-name="Liberation Sans" style:font-name-asian="Liberation Sans"/>
    </style:style>
    <style:style style:name="T7" style:family="text">
      <style:text-properties style:font-name="Liberation Sans" fo:font-size="10pt" style:font-size-asian="10pt" style:font-size-complex="10pt"/>
    </style:style>
    <style:style style:name="T8" style:family="text">
      <style:text-properties style:font-name="Liberation Sans" fo:font-size="10pt" style:font-name-asian="Liberation Sans" style:font-size-asian="10pt" style:font-size-complex="10pt"/>
    </style:style>
    <style:style style:name="T9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WEN MEYER</text:p>
      <text:p text:style-name="P2">5301 Renton Ave S</text:p>
      <text:p text:style-name="P2">Seattle WA 98118</text:p>
      <text:p text:style-name="P9">206-434-1727 <text:s text:c="3"/>owenpaulmeyer@gmail.com</text:p>
      <text:p text:style-name="P1"/>
      <text:p text:style-name="Standard"><text:span text:style-name="T2">I</text:span><text:span text:style-name="T4">NTERNSHIP</text:span><text:span text:style-name="T2">: C</text:span><text:span text:style-name="T4">OMPUTER</text:span><text:span text:style-name="T2"> P</text:span><text:span text:style-name="T4">ROGRAMING</text:span></text:p>
      <text:p text:style-name="P1"/>
      <text:p text:style-name="P6">PROFESSIONAL STRENGTHS:</text:p>
      <text:list xml:id="list41574616" text:style-name="WW8Num1">
        <text:list-item>
          <text:p text:style-name="P11">Strong leadership skills. Enjoys working with others to enhance the team’s potential. Always willing to assist classmates tackling difficult material. Strong work history from construction of developing apprentice co-workers into fine craftsmen.</text:p>
        </text:list-item>
        <text:list-item>
          <text:p text:style-name="P11">Ambitious with proven entrepreneurial business sense. Successful general contracting company owner. Looking forward to growing in computer science and being a leader at the company I serve. </text:p>
        </text:list-item>
      </text:list>
      <text:p text:style-name="P1"/>
      <text:p text:style-name="P7">EDUCATION:</text:p>
      <text:p text:style-name="Standard"><text:span text:style-name="T3">Evergreen State College<text:tab/></text:span><text:span text:style-name="T5">Olympia, WA</text:span><text:span text:style-name="T3"><text:tab/>2009 - Current</text:span></text:p>
      <text:p text:style-name="P10">Projects:</text:p>
      <text:list xml:id="list41574624" text:style-name="WW8Num5">
        <text:list-item>
          <text:p text:style-name="P15"><text:span text:style-name="T1">C-Lite Compiler Project (separate implementations in Java and Haskell.</text:span><text:span text:style-name="T6">) <text:s/></text:span></text:p>
        </text:list-item>
      </text:list>
      <text:list xml:id="list41595539" text:style-name="WW8Num2">
        <text:list-item>
          <text:p text:style-name="P3">Pecons Project: <text:s/>A grammar, parser, compiler, abstract machine interpreter of a simple functional language. <text:s/>github.com/owenpaulmeyer/lambda-x </text:p>
        </text:list-item>
        <text:list-item>
          <text:p text:style-name="P3">GDS: <text:s/>A generative design program with interactive GUI. <text:s/>github.com/timeStepper/gds</text:p>
        </text:list-item>
      </text:list>
      <text:p text:style-name="P2"/>
      <text:p text:style-name="P2"/>
      <text:p text:style-name="P6">BUSINESS EXPERIENCE</text:p>
      <text:p text:style-name="Standard"><text:span text:style-name="T4">Cambium Construction</text:span><text:span text:style-name="T5"><text:tab/>Seattle, WA<text:tab/></text:span><text:span text:style-name="T4">2008-2009</text:span></text:p>
      <text:p text:style-name="P9">Owner, Operator, Manager</text:p>
      <text:list xml:id="list38469903" text:continue-list="list41574624" text:style-name="WW8Num5">
        <text:list-item>
          <text:p text:style-name="P13"><text:span text:style-name="T7">Wrote estimates and managed sales for high-end residential </text:span><text:span text:style-name="T8">construction. Delivered high quality workmanship on competitive bids for customers. “Owen, if all contractors were like you than general contractors would have good reputation.” - Marc Pevoto of Pevoto Architecture</text:span></text:p>
        </text:list-item>
      </text:list>
      <text:list xml:id="list41578549" text:style-name="WW8Num3">
        <text:list-item>
          <text:p text:style-name="P4">Communicated with architects and engineers to execute the clients’ vision and provide stellar customer service.</text:p>
        </text:list-item>
      </text:list>
      <text:p text:style-name="Standard"/>
      <text:p text:style-name="Standard"><text:span text:style-name="T4">Seattle Housewrights</text:span><text:span text:style-name="T5"><text:tab/>Seattle, WA<text:tab/></text:span><text:span text:style-name="T4">2006-2008</text:span></text:p>
      <text:p text:style-name="P9">Foreman</text:p>
      <text:list xml:id="list41584197" text:style-name="WW8Num4">
        <text:list-item>
          <text:p text:style-name="P5">Managed a team of six including apprentice training.</text:p>
        </text:list-item>
        <text:list-item>
          <text:p text:style-name="P5">Responsible for successful project outcomes on high end residential projects in the Seattle area.</text:p>
        </text:list-item>
      </text:list>
      <text:p text:style-name="Standard"/>
      <text:p text:style-name="P9">Carpenter<text:tab/><text:tab/>1995-2006</text:p>
      <text:list xml:id="list38464668" text:continue-numbering="true" text:style-name="WW8Num4">
        <text:list-item>
          <text:p text:style-name="P8">Worked hard as an apprentice to quickly become a skilled journeyman carpenter.</text:p>
        </text:list-item>
        <text:list-item>
          <text:p text:style-name="P8">Attained a wide spectrum of knowledge and skills on all aspects of residential construction.</text:p>
        </text:list-item>
      </text:list>
      <text:p text:style-name="P12"/>
      <text:p text:style-name="P7">TECHNOLOGIES</text:p>
      <text:p text:style-name="P2">Haskell, Java, Processing, C++, C</text:p>
      <text:p text:style-name="P2">Windows 7, Linux</text:p>
      <text:p text:style-name="P2">Blender, Sketch Up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>
        <style:tab-stops>
          <style:tab-stop style:position="2.75in"/>
          <style:tab-stop style:position="4.5in"/>
          <style:tab-stop style:position="4.7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 fo:hyphenate="true" fo:hyphenation-remain-char-count="2" fo:hyphenation-push-char-count="2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" fo:font-size="10pt" style:font-size-asian="10pt" style:font-name-complex="Courier New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Absatz-Standardschriftart" style:family="text"/>
    <style:style style:name="WW-Absatz-Standardschriftart" style:family="text"/>
    <style:style style:name="WW8Num7z0" style:family="text">
      <style:text-properties style:font-name="Symbol" fo:font-size="10pt" style:font-size-asian="10pt" style:font-name-complex="Symbol"/>
    </style:style>
    <style:style style:name="WW8Num7z1" style:family="text">
      <style:text-properties style:font-name="Courier New" fo:font-size="10pt" style:font-size-asian="10pt" style:font-name-complex="Courier New"/>
    </style:style>
    <style:style style:name="WW8Num7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WW8Num1z2" style:family="text">
      <style:text-properties style:font-name="Wingdings" fo:font-size="10pt" style:font-size-asian="10pt" style:font-name-complex="Wingdings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2" style:family="text">
      <style:text-properties style:font-name="Wingdings" fo:font-size="10pt" style:font-size-asian="10pt" style:font-name-complex="Wingdings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8z0" style:family="text">
      <style:text-properties style:font-name="Symbol" fo:font-size="10pt" style:font-size-asian="10pt" style:font-name-complex="Symbol"/>
    </style:style>
    <style:style style:name="WW8Num8z1" style:family="text">
      <style:text-properties style:font-name="Courier New" fo:font-size="10pt" style:font-size-asian="10pt" style:font-name-complex="Courier New"/>
    </style:style>
    <style:style style:name="WW8Num8z2" style:family="text">
      <style:text-properties style:font-name="Wingdings" fo:font-size="10pt" style:font-size-asian="10pt" style:font-name-complex="Wingdings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fo:font-size="10pt" style:font-size-asian="10pt" style:font-name-complex="Symbol"/>
    </style:style>
    <style:style style:name="WW8Num10z1" style:family="text">
      <style:text-properties style:font-name="Courier New" fo:font-size="10pt" style:font-size-asian="10pt" style:font-name-complex="Courier New"/>
    </style:style>
    <style:style style:name="WW8Num10z2" style:family="text">
      <style:text-properties style:font-name="Wingdings" fo:font-size="10pt" style:font-size-asian="10pt" style:font-name-complex="Wingdings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wen Meyer</dc:title>
    <meta:initial-creator>Nicole Grant</meta:initial-creator>
    <meta:creation-date>2013-03-19T11:15:00</meta:creation-date>
    <dc:creator>owen meyer</dc:creator>
    <dc:date>2014-04-06T18:32:30.72</dc:date>
    <meta:print-date>2013-03-16T16:36:00</meta:print-date>
    <meta:editing-cycles>6</meta:editing-cycles>
    <meta:editing-duration>PT47M</meta:editing-duration>
    <meta:document-statistic meta:table-count="0" meta:image-count="0" meta:object-count="0" meta:page-count="1" meta:paragraph-count="30" meta:word-count="261" meta:character-count="1886"/>
    <meta:generator>OpenOffice.org/3.3$Win32 OpenOffice.org_project/330m20$Build-9567</meta:generator>
  </office:meta>
</office:document-meta>
</file>